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variant="normal" fo:text-transform="none" fo:color="#c9211e" fo:font-size="12pt" fo:letter-spacing="normal" fo:font-style="normal" fo:font-weight="normal" officeooo:rsid="0018341c" officeooo:paragraph-rsid="000935fa" style:font-size-asian="14pt" style:font-weight-asian="bold" style:font-size-complex="14pt" style:font-weight-complex="bold"/>
    </style:style>
    <style:style style:name="P2" style:family="paragraph" style:parent-style-name="Preformatted_20_Text">
      <style:text-properties fo:font-variant="normal" fo:text-transform="none" fo:color="#c9211e" fo:font-size="12pt" fo:letter-spacing="normal" fo:font-style="normal" fo:font-weight="bold" officeooo:rsid="0018341c" officeooo:paragraph-rsid="000935fa" style:font-size-asian="14pt" style:font-weight-asian="bold" style:font-size-complex="14pt" style:font-weight-complex="bold"/>
    </style:style>
    <style:style style:name="P3" style:family="paragraph" style:parent-style-name="Preformatted_20_Text">
      <style:paragraph-properties fo:orphans="2" fo:widows="2"/>
      <style:text-properties fo:font-variant="normal" fo:text-transform="none" fo:color="#c9211e" fo:font-size="12pt" fo:letter-spacing="normal" fo:font-style="normal" fo:font-weight="bold" style:font-weight-asian="bold" style:font-weight-complex="bold"/>
    </style:style>
    <style:style style:name="P4" style:family="paragraph" style:parent-style-name="Preformatted_20_Text">
      <style:paragraph-properties fo:orphans="2" fo:widows="2"/>
      <style:text-properties fo:font-variant="normal" fo:text-transform="none" fo:color="#c9211e" fo:letter-spacing="normal" fo:font-weight="bold" style:font-weight-asian="bold" style:font-weight-complex="bold"/>
    </style:style>
    <style:style style:name="P5" style:family="paragraph" style:parent-style-name="Preformatted_20_Text">
      <style:paragraph-properties fo:orphans="2" fo:widows="2"/>
      <style:text-properties fo:font-variant="normal" fo:text-transform="none" fo:color="#c9211e" fo:letter-spacing="normal" fo:font-weight="bold" officeooo:paragraph-rsid="0009fe7a" style:font-weight-asian="bold" style:font-weight-complex="bold"/>
    </style:style>
    <style:style style:name="P6" style:family="paragraph" style:parent-style-name="Preformatted_20_Text">
      <style:paragraph-properties fo:orphans="2" fo:widows="2"/>
      <style:text-properties fo:font-variant="normal" fo:text-transform="none" fo:color="#c9211e" fo:letter-spacing="normal" fo:font-weight="bold" officeooo:rsid="0009fe7a" officeooo:paragraph-rsid="0009fe7a" style:font-weight-asian="bold"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05c171" officeooo:paragraph-rsid="0005c171" style:font-size-asian="14pt" style:font-size-complex="14pt"/>
    </style:style>
    <style:style style:name="P9" style:family="paragraph" style:parent-style-name="Standard">
      <style:text-properties fo:font-size="14pt" officeooo:rsid="0005c171" officeooo:paragraph-rsid="000935fa" style:font-size-asian="14pt" style:font-size-complex="14pt"/>
    </style:style>
    <style:style style:name="P10" style:family="paragraph" style:parent-style-name="Standard">
      <style:text-properties fo:font-size="14pt" officeooo:rsid="0005c171" officeooo:paragraph-rsid="000f9185" style:font-size-asian="14pt" style:font-size-complex="14pt"/>
    </style:style>
    <style:style style:name="P11" style:family="paragraph" style:parent-style-name="Standard">
      <style:text-properties fo:font-size="14pt" officeooo:rsid="0005c171" officeooo:paragraph-rsid="0010f360" style:font-size-asian="14pt" style:font-size-complex="14pt"/>
    </style:style>
    <style:style style:name="P12" style:family="paragraph" style:parent-style-name="Standard">
      <style:text-properties fo:font-size="14pt" officeooo:rsid="0005c171" officeooo:paragraph-rsid="001510d6" style:font-size-asian="14pt" style:font-size-complex="14pt"/>
    </style:style>
    <style:style style:name="P13" style:family="paragraph" style:parent-style-name="Standard">
      <style:text-properties fo:font-size="14pt" officeooo:rsid="0005c171" officeooo:paragraph-rsid="00175550" style:font-size-asian="14pt" style:font-size-complex="14pt"/>
    </style:style>
    <style:style style:name="P14" style:family="paragraph" style:parent-style-name="Standard">
      <style:text-properties fo:font-size="14pt" officeooo:rsid="0005c171" officeooo:paragraph-rsid="00198cde" style:font-size-asian="14pt" style:font-size-complex="14pt"/>
    </style:style>
    <style:style style:name="P15" style:family="paragraph" style:parent-style-name="Standard">
      <style:text-properties fo:font-size="14pt" officeooo:paragraph-rsid="0005c171" style:font-size-asian="14pt" style:font-size-complex="14pt"/>
    </style:style>
    <style:style style:name="P16" style:family="paragraph" style:parent-style-name="Standard">
      <style:text-properties fo:font-size="14pt" officeooo:paragraph-rsid="000935fa" style:font-size-asian="14pt" style:font-size-complex="14pt"/>
    </style:style>
    <style:style style:name="P17" style:family="paragraph" style:parent-style-name="Standard">
      <style:text-properties fo:font-size="14pt" officeooo:paragraph-rsid="000f9185" style:font-size-asian="14pt" style:font-size-complex="14pt"/>
    </style:style>
    <style:style style:name="P18" style:family="paragraph" style:parent-style-name="Standard">
      <style:text-properties fo:font-size="14pt" officeooo:rsid="000fcad2" officeooo:paragraph-rsid="000fcad2" style:font-size-asian="14pt" style:font-size-complex="14pt"/>
    </style:style>
    <style:style style:name="P19" style:family="paragraph" style:parent-style-name="Standard">
      <style:text-properties fo:font-size="14pt" officeooo:rsid="000fcad2" officeooo:paragraph-rsid="0010f360" style:font-size-asian="14pt" style:font-size-complex="14pt"/>
    </style:style>
    <style:style style:name="P20" style:family="paragraph" style:parent-style-name="Standard">
      <style:text-properties fo:font-size="14pt" officeooo:rsid="000fcad2" officeooo:paragraph-rsid="001510d6" style:font-size-asian="14pt" style:font-size-complex="14pt"/>
    </style:style>
    <style:style style:name="P21" style:family="paragraph" style:parent-style-name="Standard">
      <style:text-properties fo:font-size="14pt" officeooo:rsid="000fcad2" officeooo:paragraph-rsid="00175550" style:font-size-asian="14pt" style:font-size-complex="14pt"/>
    </style:style>
    <style:style style:name="P22" style:family="paragraph" style:parent-style-name="Standard">
      <style:text-properties fo:font-size="14pt" officeooo:rsid="000fcad2" officeooo:paragraph-rsid="00198cde" style:font-size-asian="14pt" style:font-size-complex="14pt"/>
    </style:style>
    <style:style style:name="P23" style:family="paragraph" style:parent-style-name="Standard">
      <style:text-properties fo:font-size="14pt" officeooo:paragraph-rsid="0010f360" style:font-size-asian="14pt" style:font-size-complex="14pt"/>
    </style:style>
    <style:style style:name="P24" style:family="paragraph" style:parent-style-name="Standard">
      <style:text-properties fo:font-size="14pt" officeooo:rsid="0010f360" officeooo:paragraph-rsid="0010f360" style:font-size-asian="14pt" style:font-size-complex="14pt"/>
    </style:style>
    <style:style style:name="P25" style:family="paragraph" style:parent-style-name="Standard">
      <style:text-properties fo:font-size="14pt" officeooo:paragraph-rsid="001510d6" style:font-size-asian="14pt" style:font-size-complex="14pt"/>
    </style:style>
    <style:style style:name="P26" style:family="paragraph" style:parent-style-name="Standard">
      <style:text-properties fo:font-size="14pt" officeooo:rsid="0015d6e6" officeooo:paragraph-rsid="0015d6e6" style:font-size-asian="14pt" style:font-size-complex="14pt"/>
    </style:style>
    <style:style style:name="P27" style:family="paragraph" style:parent-style-name="Standard">
      <style:text-properties fo:font-size="14pt" officeooo:paragraph-rsid="00175550" style:font-size-asian="14pt" style:font-size-complex="14pt"/>
    </style:style>
    <style:style style:name="P28" style:family="paragraph" style:parent-style-name="Standard">
      <style:text-properties fo:font-size="14pt" officeooo:rsid="0018fb00" officeooo:paragraph-rsid="0018fb00" style:font-size-asian="14pt" style:font-size-complex="14pt"/>
    </style:style>
    <style:style style:name="P29" style:family="paragraph" style:parent-style-name="Standard">
      <style:text-properties fo:font-size="14pt" officeooo:paragraph-rsid="00198cde" style:font-size-asian="14pt" style:font-size-complex="14pt"/>
    </style:style>
    <style:style style:name="P30" style:family="paragraph" style:parent-style-name="Standard">
      <style:text-properties fo:font-size="14pt" officeooo:rsid="00198cde" officeooo:paragraph-rsid="00198cde" style:font-size-asian="14pt" style:font-size-complex="14pt"/>
    </style:style>
    <style:style style:name="P31" style:family="paragraph" style:parent-style-name="Standard">
      <style:text-properties fo:font-size="14pt" fo:font-weight="bold" officeooo:rsid="0005c171" officeooo:paragraph-rsid="0005c171" style:font-size-asian="14pt" style:font-weight-asian="bold" style:font-size-complex="14pt" style:font-weight-complex="bold"/>
    </style:style>
    <style:style style:name="P32" style:family="paragraph" style:parent-style-name="Standard">
      <style:text-properties fo:font-size="14pt" fo:font-weight="bold" officeooo:rsid="00165e30" officeooo:paragraph-rsid="0005c171" style:font-size-asian="14pt" style:font-weight-asian="bold" style:font-size-complex="14pt" style:font-weight-complex="bold"/>
    </style:style>
    <style:style style:name="P33" style:family="paragraph" style:parent-style-name="Standard">
      <style:text-properties fo:font-size="14pt" fo:font-weight="bold" officeooo:rsid="00165e30" officeooo:paragraph-rsid="000935fa" style:font-size-asian="14pt" style:font-weight-asian="bold" style:font-size-complex="14pt" style:font-weight-complex="bold"/>
    </style:style>
    <style:style style:name="P34" style:family="paragraph" style:parent-style-name="Standard">
      <style:text-properties fo:font-size="14pt" fo:font-weight="bold" officeooo:rsid="00165e30" officeooo:paragraph-rsid="000f9185" style:font-size-asian="14pt" style:font-weight-asian="bold" style:font-size-complex="14pt" style:font-weight-complex="bold"/>
    </style:style>
    <style:style style:name="P35" style:family="paragraph" style:parent-style-name="Standard">
      <style:text-properties fo:font-size="14pt" fo:font-weight="bold" officeooo:rsid="00165e30" officeooo:paragraph-rsid="0010f360" style:font-size-asian="14pt" style:font-weight-asian="bold" style:font-size-complex="14pt" style:font-weight-complex="bold"/>
    </style:style>
    <style:style style:name="P36" style:family="paragraph" style:parent-style-name="Standard">
      <style:text-properties fo:font-size="14pt" fo:font-weight="bold" officeooo:rsid="00165e30" officeooo:paragraph-rsid="001510d6" style:font-size-asian="14pt" style:font-weight-asian="bold" style:font-size-complex="14pt" style:font-weight-complex="bold"/>
    </style:style>
    <style:style style:name="P37" style:family="paragraph" style:parent-style-name="Standard">
      <style:text-properties fo:font-size="14pt" fo:font-weight="bold" officeooo:rsid="00165e30" officeooo:paragraph-rsid="00175550" style:font-size-asian="14pt" style:font-weight-asian="bold" style:font-size-complex="14pt" style:font-weight-complex="bold"/>
    </style:style>
    <style:style style:name="P38" style:family="paragraph" style:parent-style-name="Standard">
      <style:text-properties fo:font-size="14pt" fo:font-weight="bold" officeooo:rsid="00165e30" officeooo:paragraph-rsid="00198cde" style:font-size-asian="14pt" style:font-weight-asian="bold" style:font-size-complex="14pt" style:font-weight-complex="bold"/>
    </style:style>
    <style:style style:name="P39" style:family="paragraph" style:parent-style-name="Standard">
      <style:text-properties fo:font-size="14pt" fo:font-weight="bold" officeooo:rsid="0007aa20" officeooo:paragraph-rsid="0007aa20" style:font-size-asian="14pt" style:font-weight-asian="bold" style:font-size-complex="14pt" style:font-weight-complex="bold"/>
    </style:style>
    <style:style style:name="P40" style:family="paragraph" style:parent-style-name="Standard">
      <style:text-properties fo:font-size="14pt" fo:font-weight="bold" officeooo:rsid="0007aa20" officeooo:paragraph-rsid="000935fa" style:font-size-asian="14pt" style:font-weight-asian="bold" style:font-size-complex="14pt" style:font-weight-complex="bold"/>
    </style:style>
    <style:style style:name="P41" style:family="paragraph" style:parent-style-name="Standard">
      <style:text-properties fo:font-size="14pt" fo:font-weight="bold" officeooo:rsid="0007aa20" officeooo:paragraph-rsid="000f9185" style:font-size-asian="14pt" style:font-weight-asian="bold" style:font-size-complex="14pt" style:font-weight-complex="bold"/>
    </style:style>
    <style:style style:name="P42" style:family="paragraph" style:parent-style-name="Standard">
      <style:text-properties fo:font-size="14pt" fo:font-weight="bold" officeooo:rsid="0007aa20" officeooo:paragraph-rsid="0010f360" style:font-size-asian="14pt" style:font-weight-asian="bold" style:font-size-complex="14pt" style:font-weight-complex="bold"/>
    </style:style>
    <style:style style:name="P43" style:family="paragraph" style:parent-style-name="Standard">
      <style:text-properties fo:font-size="14pt" fo:font-weight="bold" officeooo:rsid="0007aa20" officeooo:paragraph-rsid="001510d6" style:font-size-asian="14pt" style:font-weight-asian="bold" style:font-size-complex="14pt" style:font-weight-complex="bold"/>
    </style:style>
    <style:style style:name="P44" style:family="paragraph" style:parent-style-name="Standard">
      <style:text-properties fo:font-size="14pt" fo:font-weight="bold" officeooo:rsid="0007aa20" officeooo:paragraph-rsid="0015d6e6" style:font-size-asian="14pt" style:font-weight-asian="bold" style:font-size-complex="14pt" style:font-weight-complex="bold"/>
    </style:style>
    <style:style style:name="P45" style:family="paragraph" style:parent-style-name="Standard">
      <style:text-properties fo:font-size="14pt" fo:font-weight="bold" officeooo:rsid="0018341c" officeooo:paragraph-rsid="0005c171" style:font-size-asian="14pt" style:font-weight-asian="bold" style:font-size-complex="14pt" style:font-weight-complex="bold"/>
    </style:style>
    <style:style style:name="P46" style:family="paragraph" style:parent-style-name="Standard">
      <style:text-properties fo:font-size="14pt" fo:font-weight="bold" officeooo:rsid="0018341c" officeooo:paragraph-rsid="000935fa" style:font-size-asian="14pt" style:font-weight-asian="bold" style:font-size-complex="14pt" style:font-weight-complex="bold"/>
    </style:style>
    <style:style style:name="P47" style:family="paragraph" style:parent-style-name="Standard">
      <style:text-properties fo:font-size="14pt" fo:font-weight="bold" officeooo:rsid="0009fe7a" officeooo:paragraph-rsid="0009fe7a" style:font-size-asian="14pt" style:font-weight-asian="bold" style:font-size-complex="14pt" style:font-weight-complex="bold"/>
    </style:style>
    <style:style style:name="P48" style:family="paragraph" style:parent-style-name="Standard">
      <style:text-properties fo:font-size="14pt" fo:font-weight="bold" officeooo:rsid="000fcad2" officeooo:paragraph-rsid="000fcad2" style:font-size-asian="14pt" style:font-weight-asian="bold" style:font-size-complex="14pt" style:font-weight-complex="bold"/>
    </style:style>
    <style:style style:name="P49" style:family="paragraph" style:parent-style-name="Standard">
      <style:text-properties fo:font-size="14pt" fo:font-weight="bold" officeooo:rsid="000fcad2" officeooo:paragraph-rsid="001510d6" style:font-size-asian="14pt" style:font-weight-asian="bold" style:font-size-complex="14pt" style:font-weight-complex="bold"/>
    </style:style>
    <style:style style:name="P50" style:family="paragraph" style:parent-style-name="Standard">
      <style:text-properties fo:font-size="14pt" fo:font-weight="bold" officeooo:rsid="000fcad2" officeooo:paragraph-rsid="00175550" style:font-size-asian="14pt" style:font-weight-asian="bold" style:font-size-complex="14pt" style:font-weight-complex="bold"/>
    </style:style>
    <style:style style:name="P51" style:family="paragraph" style:parent-style-name="Standard">
      <style:text-properties fo:font-size="14pt" fo:font-weight="bold" officeooo:rsid="000fcad2" officeooo:paragraph-rsid="00198cde" style:font-size-asian="14pt" style:font-weight-asian="bold" style:font-size-complex="14pt" style:font-weight-complex="bold"/>
    </style:style>
    <style:style style:name="P52" style:family="paragraph" style:parent-style-name="Standard">
      <style:text-properties fo:font-size="14pt" fo:font-weight="bold" officeooo:rsid="0010f360" officeooo:paragraph-rsid="0010f360" style:font-size-asian="14pt" style:font-weight-asian="bold" style:font-size-complex="14pt" style:font-weight-complex="bold"/>
    </style:style>
    <style:style style:name="P53" style:family="paragraph" style:parent-style-name="Standard">
      <style:text-properties fo:font-size="14pt" fo:font-weight="bold" officeooo:rsid="001510d6" officeooo:paragraph-rsid="001510d6" style:font-size-asian="14pt" style:font-weight-asian="bold" style:font-size-complex="14pt" style:font-weight-complex="bold"/>
    </style:style>
    <style:style style:name="P54" style:family="paragraph" style:parent-style-name="Standard">
      <style:text-properties fo:font-size="14pt" fo:font-weight="bold" officeooo:rsid="0015d6e6" officeooo:paragraph-rsid="0015d6e6" style:font-size-asian="14pt" style:font-weight-asian="bold" style:font-size-complex="14pt" style:font-weight-complex="bold"/>
    </style:style>
    <style:style style:name="P55" style:family="paragraph" style:parent-style-name="Standard">
      <style:text-properties fo:font-size="14pt" fo:font-weight="bold" officeooo:rsid="0018fb00" officeooo:paragraph-rsid="0018fb00" style:font-size-asian="14pt" style:font-weight-asian="bold" style:font-size-complex="14pt" style:font-weight-complex="bold"/>
    </style:style>
    <style:style style:name="P56" style:family="paragraph" style:parent-style-name="Standard">
      <style:text-properties fo:font-size="14pt" fo:font-weight="bold" officeooo:rsid="0018fb00" officeooo:paragraph-rsid="00198cde" style:font-size-asian="14pt" style:font-weight-asian="bold" style:font-size-complex="14pt" style:font-weight-complex="bold"/>
    </style:style>
    <style:style style:name="P57" style:family="paragraph" style:parent-style-name="Standard">
      <style:text-properties fo:color="#c9211e" fo:font-size="14pt" fo:font-weight="bold" officeooo:rsid="0018341c" officeooo:paragraph-rsid="0005c171" style:font-size-asian="14pt" style:font-weight-asian="bold" style:font-size-complex="14pt" style:font-weight-complex="bold"/>
    </style:style>
    <style:style style:name="P58" style:family="paragraph" style:parent-style-name="Standard">
      <style:text-properties fo:color="#c9211e" fo:font-size="14pt" fo:font-weight="bold" officeooo:rsid="0018341c" officeooo:paragraph-rsid="000935fa" style:font-size-asian="14pt" style:font-weight-asian="bold" style:font-size-complex="14pt" style:font-weight-complex="bold"/>
    </style:style>
    <style:style style:name="P59" style:family="paragraph" style:parent-style-name="Standard">
      <style:text-properties fo:color="#c9211e" fo:font-size="14pt" fo:font-weight="bold" officeooo:rsid="000fcad2" officeooo:paragraph-rsid="000fcad2" style:font-size-asian="14pt" style:font-weight-asian="bold" style:font-size-complex="14pt" style:font-weight-complex="bold"/>
    </style:style>
    <style:style style:name="P60" style:family="paragraph" style:parent-style-name="Standard">
      <style:text-properties fo:color="#c9211e" fo:font-size="14pt" fo:font-weight="bold" officeooo:rsid="000fcad2" officeooo:paragraph-rsid="0010f360" style:font-size-asian="14pt" style:font-weight-asian="bold" style:font-size-complex="14pt" style:font-weight-complex="bold"/>
    </style:style>
    <style:style style:name="P61" style:family="paragraph" style:parent-style-name="Standard">
      <style:text-properties fo:color="#c9211e" fo:font-size="14pt" fo:font-weight="bold" officeooo:rsid="000fcad2" officeooo:paragraph-rsid="00175550" style:font-size-asian="14pt" style:font-weight-asian="bold" style:font-size-complex="14pt" style:font-weight-complex="bold"/>
    </style:style>
    <style:style style:name="P62" style:family="paragraph" style:parent-style-name="Standard">
      <style:text-properties fo:color="#c9211e" fo:font-size="14pt" fo:font-weight="bold" officeooo:rsid="000fcad2" officeooo:paragraph-rsid="00198cde" style:font-size-asian="14pt" style:font-weight-asian="bold" style:font-size-complex="14pt" style:font-weight-complex="bold"/>
    </style:style>
    <style:style style:name="P63" style:family="paragraph" style:parent-style-name="Standard">
      <style:text-properties fo:color="#c9211e" fo:font-size="14pt" fo:font-weight="bold" officeooo:rsid="0010f360" officeooo:paragraph-rsid="0010f360" style:font-size-asian="14pt" style:font-weight-asian="bold" style:font-size-complex="14pt" style:font-weight-complex="bold"/>
    </style:style>
    <style:style style:name="P64" style:family="paragraph" style:parent-style-name="Standard">
      <style:text-properties officeooo:paragraph-rsid="000f9185"/>
    </style:style>
    <style:style style:name="P65" style:family="paragraph" style:parent-style-name="Standard">
      <style:text-properties fo:color="#000000" fo:font-size="14pt" fo:font-weight="bold" officeooo:rsid="000fcad2" officeooo:paragraph-rsid="000fcad2" style:font-size-asian="14pt" style:font-weight-asian="bold" style:font-size-complex="14pt" style:font-weight-complex="bold"/>
    </style:style>
    <style:style style:name="P66" style:family="paragraph" style:parent-style-name="Standard">
      <style:text-properties fo:color="#000000" fo:font-size="14pt" fo:font-weight="bold" officeooo:rsid="000fcad2" officeooo:paragraph-rsid="0010f360" style:font-size-asian="14pt" style:font-weight-asian="bold" style:font-size-complex="14pt" style:font-weight-complex="bold"/>
    </style:style>
    <style:style style:name="P67" style:family="paragraph" style:parent-style-name="Standard">
      <style:text-properties fo:color="#000000" fo:font-size="14pt" fo:font-weight="bold" officeooo:rsid="000fcad2" officeooo:paragraph-rsid="001510d6" style:font-size-asian="14pt" style:font-weight-asian="bold" style:font-size-complex="14pt" style:font-weight-complex="bold"/>
    </style:style>
    <style:style style:name="P68" style:family="paragraph" style:parent-style-name="Standard">
      <style:text-properties fo:color="#000000" fo:font-size="14pt" fo:font-weight="bold" officeooo:rsid="000fcad2" officeooo:paragraph-rsid="00175550" style:font-size-asian="14pt" style:font-weight-asian="bold" style:font-size-complex="14pt" style:font-weight-complex="bold"/>
    </style:style>
    <style:style style:name="P69" style:family="paragraph" style:parent-style-name="Standard">
      <style:text-properties fo:color="#000000" fo:font-size="14pt" fo:font-weight="bold" officeooo:rsid="000fcad2" officeooo:paragraph-rsid="00198cde" style:font-size-asian="14pt" style:font-weight-asian="bold" style:font-size-complex="14pt" style:font-weight-complex="bold"/>
    </style:style>
    <style:style style:name="P70" style:family="paragraph" style:parent-style-name="Standard">
      <style:text-properties officeooo:paragraph-rsid="0010f360"/>
    </style:style>
    <style:style style:name="P71" style:family="paragraph" style:parent-style-name="Standard">
      <style:text-properties officeooo:paragraph-rsid="001510d6"/>
    </style:style>
    <style:style style:name="P72" style:family="paragraph" style:parent-style-name="Standard">
      <style:text-properties officeooo:paragraph-rsid="00175550"/>
    </style:style>
    <style:style style:name="P73" style:family="paragraph" style:parent-style-name="Standard">
      <style:text-properties officeooo:rsid="0018fb00" officeooo:paragraph-rsid="0018fb00"/>
    </style:style>
    <style:style style:name="P74" style:family="paragraph" style:parent-style-name="Standard">
      <style:text-properties officeooo:rsid="0018fb00" officeooo:paragraph-rsid="00198cde"/>
    </style:style>
    <style:style style:name="P75" style:family="paragraph" style:parent-style-name="Standard">
      <style:text-properties officeooo:paragraph-rsid="00198cde"/>
    </style:style>
    <style:style style:name="T1" style:family="text">
      <style:text-properties officeooo:rsid="0005c171"/>
    </style:style>
    <style:style style:name="T2" style:family="text">
      <style:text-properties officeooo:rsid="0018341c"/>
    </style:style>
    <style:style style:name="T3" style:family="text">
      <style:text-properties fo:font-weight="bold" style:font-weight-asian="bold" style:font-weight-complex="bold"/>
    </style:style>
    <style:style style:name="T4" style:family="text">
      <style:text-properties fo:font-weight="bold" officeooo:rsid="00165e30" style:font-weight-asian="bold" style:font-weight-complex="bold"/>
    </style:style>
    <style:style style:name="T5" style:family="text">
      <style:text-properties fo:font-weight="bold" officeooo:rsid="0005c171" style:font-weight-asian="bold" style:font-weight-complex="bold"/>
    </style:style>
    <style:style style:name="T6" style:family="text">
      <style:text-properties fo:font-weight="bold" officeooo:rsid="0007aa20" style:font-weight-asian="bold" style:font-weight-complex="bold"/>
    </style:style>
    <style:style style:name="T7" style:family="text">
      <style:text-properties fo:font-weight="bold" officeooo:rsid="0009fe7a" style:font-weight-asian="bold" style:font-weight-complex="bold"/>
    </style:style>
    <style:style style:name="T8" style:family="text">
      <style:text-properties fo:font-weight="bold" officeooo:rsid="000e7c29" style:font-weight-asian="bold" style:font-weight-complex="bold"/>
    </style:style>
    <style:style style:name="T9" style:family="text">
      <style:text-properties fo:font-weight="bold" officeooo:rsid="000fcad2" style:font-weight-asian="bold" style:font-weight-complex="bold"/>
    </style:style>
    <style:style style:name="T10" style:family="text">
      <style:text-properties fo:font-weight="bold" officeooo:rsid="0010f360" style:font-weight-asian="bold" style:font-weight-complex="bold"/>
    </style:style>
    <style:style style:name="T11" style:family="text">
      <style:text-properties fo:font-weight="bold" officeooo:rsid="00123ecf" style:font-weight-asian="bold" style:font-weight-complex="bold"/>
    </style:style>
    <style:style style:name="T12" style:family="text">
      <style:text-properties fo:font-weight="bold" officeooo:rsid="0015d6e6" style:font-weight-asian="bold" style:font-weight-complex="bold"/>
    </style:style>
    <style:style style:name="T13" style:family="text">
      <style:text-properties fo:font-weight="bold" officeooo:rsid="0018fb00" style:font-weight-asian="bold" style:font-weight-complex="bold"/>
    </style:style>
    <style:style style:name="T14" style:family="text">
      <style:text-properties officeooo:rsid="0009fe7a"/>
    </style:style>
    <style:style style:name="T15" style:family="text">
      <style:text-properties fo:font-size="12pt" fo:font-style="normal"/>
    </style:style>
    <style:style style:name="T16" style:family="text">
      <style:text-properties fo:font-size="12pt" fo:font-style="normal" officeooo:rsid="0009fe7a"/>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165e30" style:font-size-asian="14pt" style:font-weight-asian="bold" style:font-size-complex="14pt" style:font-weight-complex="bold"/>
    </style:style>
    <style:style style:name="T19" style:family="text">
      <style:text-properties fo:font-size="14pt" fo:font-weight="bold" officeooo:rsid="000f9185" style:font-size-asian="14pt" style:font-weight-asian="bold" style:font-size-complex="14pt" style:font-weight-complex="bold"/>
    </style:style>
    <style:style style:name="T20" style:family="text">
      <style:text-properties fo:font-size="14pt" fo:font-weight="bold" officeooo:rsid="000fcad2" style:font-size-asian="14pt" style:font-weight-asian="bold" style:font-size-complex="14pt" style:font-weight-complex="bold"/>
    </style:style>
    <style:style style:name="T21" style:family="text">
      <style:text-properties fo:font-size="14pt" fo:font-weight="bold" officeooo:rsid="0010f360" style:font-size-asian="14pt" style:font-weight-asian="bold" style:font-size-complex="14pt" style:font-weight-complex="bold"/>
    </style:style>
    <style:style style:name="T22" style:family="text">
      <style:text-properties fo:font-size="14pt" fo:font-weight="bold" officeooo:rsid="001510d6" style:font-size-asian="14pt" style:font-weight-asian="bold" style:font-size-complex="14pt" style:font-weight-complex="bold"/>
    </style:style>
    <style:style style:name="T23" style:family="text">
      <style:text-properties fo:font-size="14pt" fo:font-weight="bold" officeooo:rsid="00175550" style:font-size-asian="14pt" style:font-weight-asian="bold" style:font-size-complex="14pt" style:font-weight-complex="bold"/>
    </style:style>
    <style:style style:name="T24" style:family="text">
      <style:text-properties fo:font-size="14pt" fo:font-weight="bold" officeooo:rsid="0018fb00" style:font-size-asian="14pt" style:font-weight-asian="bold" style:font-size-complex="14pt" style:font-weight-complex="bold"/>
    </style:style>
    <style:style style:name="T25" style:family="text">
      <style:text-properties fo:font-size="14pt" fo:font-weight="bold" officeooo:rsid="00198cde" style:font-size-asian="14pt" style:font-weight-asian="bold" style:font-size-complex="14pt" style:font-weight-complex="bold"/>
    </style:style>
    <style:style style:name="T26" style:family="text">
      <style:text-properties officeooo:rsid="000fcad2"/>
    </style:style>
    <style:style style:name="T27" style:family="text">
      <style:text-properties officeooo:rsid="0010f360"/>
    </style:style>
    <style:style style:name="T28" style:family="text">
      <style:text-properties officeooo:rsid="00123ecf"/>
    </style:style>
    <style:style style:name="T29" style:family="text">
      <style:text-properties officeooo:rsid="0013b9fb"/>
    </style:style>
    <style:style style:name="T30" style:family="text">
      <style:text-properties officeooo:rsid="0015d6e6"/>
    </style:style>
    <style:style style:name="T31" style:family="text">
      <style:text-properties fo:color="#000000"/>
    </style:style>
    <style:style style:name="T32" style:family="text">
      <style:text-properties fo:color="#000000" officeooo:rsid="0015d6e6"/>
    </style:style>
    <style:style style:name="T33" style:family="text">
      <style:text-properties fo:color="#000000" officeooo:rsid="00198c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31">Week 7: Problem Set</text:p>
      <text:p text:style-name="P8"/>
      <text:p text:style-name="P15"><text:span text:style-name="T4">Problem 1: </text:span><text:span text:style-name="T5">Royal Numbers Problem</text:span></text:p>
      <text:p text:style-name="P32"/>
      <text:p text:style-name="P15"><text:span text:style-name="T4">Ramesh got </text:span><text:span text:style-name="T5">a set of numbers and alloted a task to find the minimum of all the royal numbers present in the set if available otherwise print ‘No’. Royal numbers are those numbers which are divisible by 2,3 &amp; 5 all three numbers.</text:span></text:p>
      <text:p text:style-name="P32"/>
      <text:p text:style-name="P32">Input format:</text:p>
      <text:p text:style-name="P8"><text:span text:style-name="T4">Enter </text:span><text:span text:style-name="T5">all the </text:span><text:span text:style-name="T3">numbers </text:span><text:span text:style-name="T6">in the array of size ‘n’</text:span></text:p>
      <text:p text:style-name="P32"/>
      <text:p text:style-name="P32">Constraint </text:p>
      <text:p text:style-name="P39">1&lt;= n &lt;= 20</text:p>
      <text:p text:style-name="P32"/>
      <text:p text:style-name="P32">Output format</text:p>
      <text:p text:style-name="P15"><text:span text:style-name="T4">Print the </text:span><text:span text:style-name="T5">minimum royal number.</text:span></text:p>
      <text:p text:style-name="P32"/>
      <text:p text:style-name="P32">Sample Input</text:p>
      <text:p text:style-name="P31">32 30 62 90</text:p>
      <text:p text:style-name="P32"/>
      <text:p text:style-name="P32">Sample output</text:p>
      <text:p text:style-name="P31">30</text:p>
      <text:p text:style-name="P32"/>
      <text:p text:style-name="P32">Test Cases: (<text:span text:style-name="T1">32 30 62 90</text:span> : <text:span text:style-name="T1">30</text:span>), (26,39,<text:span text:style-name="T1">52,65</text:span>: <text:span text:style-name="T1">No</text:span><text:span text:style-name="T2">), </text:span>(26,3<text:span text:style-name="T1">0</text:span>,<text:span text:style-name="T1">52,65</text:span>: <text:span text:style-name="T1">30</text:span><text:span text:style-name="T2">), <text:s/></text:span></text:p>
      <text:p text:style-name="P45"/>
      <text:p text:style-name="P45">Solution: </text:p>
      <text:p text:style-name="P45"/>
      <text:p text:style-name="P57">#include &lt;iostream&gt;</text:p>
      <text:p text:style-name="P57">using namespace std;</text:p>
      <text:p text:style-name="P57"/>
      <text:p text:style-name="P57">int main() {</text:p>
      <text:p text:style-name="P57"><text:s text:c="4"/>int array[20],n,i,swap=0,min=30;</text:p>
      <text:p text:style-name="P57"><text:s text:c="4"/>cin&gt;&gt;n;</text:p>
      <text:p text:style-name="P57"><text:s text:c="4"/>for(i=0;i&lt;n;i++) <text:s/>{</text:p>
      <text:p text:style-name="P57"><text:s text:c="8"/>cin&gt;&gt;array[i]; <text:s/>}</text:p>
      <text:p text:style-name="P57"><text:s text:c="4"/>for(i=0;i&lt;n;i++){</text:p>
      <text:p text:style-name="P57"><text:s text:c="8"/>if(((array[i]%2)==0) &amp;&amp; ((array[i]%5)==0) &amp;&amp; ((array[i]%3)==0)) {</text:p>
      <text:p text:style-name="P57"><text:s text:c="11"/>if(min&gt;array[i]) {min=array[i];}</text:p>
      <text:p text:style-name="P57"><text:s text:c="11"/>swap=1; <text:s text:c="2"/>} }</text:p>
      <text:p text:style-name="P57"><text:s text:c="4"/>if(swap==0) cout&lt;&lt;"No";</text:p>
      <text:p text:style-name="P57"><text:s text:c="4"/>else cout&lt;&lt;min;</text:p>
      <text:p text:style-name="P57"><text:s text:c="4"/>return 0;</text:p>
      <text:p text:style-name="P57"/>
      <text:p text:style-name="P57"/>
      <text:p text:style-name="P57"><text:soft-page-break/></text:p>
      <text:p text:style-name="P16"><text:span text:style-name="T4">Problem </text:span><text:span text:style-name="T8">2</text:span><text:span text:style-name="T4">: </text:span><text:span text:style-name="T7">Pattern Problem - 3</text:span></text:p>
      <text:p text:style-name="P33"/>
      <text:p text:style-name="P47"><text:span text:style-name="T1">P</text:span>rint the corresponding pattern for different values of ‘n’</text:p>
      <text:p text:style-name="P33"/>
      <text:p text:style-name="P33">Input format:</text:p>
      <text:p text:style-name="P9"><text:span text:style-name="T4">Enter <text:s/></text:span><text:span text:style-name="T7">the value of </text:span><text:span text:style-name="T6">‘n’.</text:span></text:p>
      <text:p text:style-name="P33"/>
      <text:p text:style-name="P33">Constraint </text:p>
      <text:p text:style-name="P40">1&lt;= n &lt;= <text:span text:style-name="T14">10</text:span></text:p>
      <text:p text:style-name="P33"/>
      <text:p text:style-name="P33">Output format</text:p>
      <text:p text:style-name="P16"><text:span text:style-name="T4">Print t</text:span><text:span text:style-name="T7">he required pattern</text:span></text:p>
      <text:p text:style-name="P33"/>
      <text:p text:style-name="P33">Sample Input/<text:span text:style-name="T14">Output</text:span></text:p>
      <text:p text:style-name="P33"/>
      <text:p text:style-name="P47">3: ***</text:p>
      <text:p text:style-name="P47"><text:s text:c="4"/>**</text:p>
      <text:p text:style-name="P47"><text:s text:c="4"/>*</text:p>
      <text:p text:style-name="P47"/>
      <text:p text:style-name="P47">5: *****</text:p>
      <text:p text:style-name="P47"><text:s text:c="4"/>****</text:p>
      <text:p text:style-name="P47"><text:s text:c="4"/>*** </text:p>
      <text:p text:style-name="P47"><text:s text:c="4"/>**</text:p>
      <text:p text:style-name="P47"><text:s text:c="4"/>*</text:p>
      <text:p text:style-name="P47"/>
      <text:p text:style-name="P47">6: ******</text:p>
      <text:p text:style-name="P47"><text:s text:c="4"/>*****</text:p>
      <text:p text:style-name="P47"><text:s text:c="4"/>****</text:p>
      <text:p text:style-name="P47"><text:s text:c="4"/>*** </text:p>
      <text:p text:style-name="P47"><text:s text:c="4"/>**</text:p>
      <text:p text:style-name="P47"><text:s text:c="4"/>*</text:p>
      <text:p text:style-name="P33"/>
      <text:p text:style-name="P46">Solution: </text:p>
      <text:p text:style-name="P1"/>
      <text:p text:style-name="P2">#include&lt;iostream&gt;</text:p>
      <text:p text:style-name="P3">using namespace std;</text:p>
      <text:p text:style-name="P3">int main() <text:s/>{</text:p>
      <text:p text:style-name="P4"><text:s text:c="4"/><text:span text:style-name="T15">int i, j,</text:span><text:span text:style-name="T16">n</text:span><text:span text:style-name="T15">;</text:span></text:p>
      <text:p text:style-name="P6"><text:span text:style-name="T15">cin&gt;&gt;n; </text:span></text:p>
      <text:p text:style-name="P4"><text:s text:c="4"/><text:span text:style-name="T15">for(i=0; i&lt;</text:span><text:span text:style-name="T16">n</text:span><text:span text:style-name="T15">; i++)</text:span> <text:span text:style-name="T15">{</text:span></text:p>
      <text:p text:style-name="P4"><text:s text:c="8"/><text:span text:style-name="T15">for(j=i; j&lt;</text:span><text:span text:style-name="T16">n</text:span><text:span text:style-name="T15">; j++)</text:span></text:p>
      <text:p text:style-name="P4"><text:s text:c="12"/><text:span text:style-name="T15">cout&lt;&lt;"* ";</text:span></text:p>
      <text:p text:style-name="P4"><text:s text:c="8"/><text:span text:style-name="T15">cout&lt;&lt;endl;</text:span> <text:span text:style-name="T15">}</text:span></text:p>
      <text:p text:style-name="P5"><text:s text:c="4"/><text:span text:style-name="T15">cout&lt;&lt;endl;</text:span></text:p>
      <text:p text:style-name="P5"><text:s/><text:span text:style-name="T15">return 0;}</text:span></text:p>
      <text:p text:style-name="P58"/>
      <text:p text:style-name="P58"><text:soft-page-break/></text:p>
      <text:p text:style-name="P64"><text:span text:style-name="T18">Problem</text:span><text:span text:style-name="T19"> 3: <text:s/></text:span><text:span text:style-name="T20">Recursive Sum </text:span></text:p>
      <text:p text:style-name="P34"/>
      <text:p text:style-name="P48">You need to find the sum of digits of a number ‘n’ using recursion.</text:p>
      <text:p text:style-name="P48"/>
      <text:p text:style-name="P48">Note: Solve this question using recursion only.</text:p>
      <text:p text:style-name="P34"/>
      <text:p text:style-name="P34">Input format:</text:p>
      <text:p text:style-name="P10"><text:span text:style-name="T4">Enter <text:s/></text:span><text:span text:style-name="T7">the </text:span><text:span text:style-name="T9">number</text:span><text:span text:style-name="T7"> </text:span><text:span text:style-name="T6">‘n’.</text:span></text:p>
      <text:p text:style-name="P34"/>
      <text:p text:style-name="P34">Constraint </text:p>
      <text:p text:style-name="P41">1&lt;= n &lt;= <text:span text:style-name="T26">5000</text:span></text:p>
      <text:p text:style-name="P34"/>
      <text:p text:style-name="P34">Output format</text:p>
      <text:p text:style-name="P17"><text:span text:style-name="T4">Print t</text:span><text:span text:style-name="T7">he </text:span><text:span text:style-name="T9">sum</text:span></text:p>
      <text:p text:style-name="P17"><text:span text:style-name="T9"/></text:p>
      <text:p text:style-name="P18"><text:span text:style-name="T3">Sample Input:</text:span></text:p>
      <text:p text:style-name="P18"><text:span text:style-name="T3">499</text:span></text:p>
      <text:p text:style-name="P18"><text:span text:style-name="T3"/></text:p>
      <text:p text:style-name="P18"><text:span text:style-name="T3">Sample Output:</text:span></text:p>
      <text:p text:style-name="P18"><text:span text:style-name="T3">22</text:span></text:p>
      <text:p text:style-name="P34"/>
      <text:p text:style-name="P65">Test Cases : {589: 22}, {644, 14}, {256,13}</text:p>
      <text:p text:style-name="P65"/>
      <text:p text:style-name="P65">Solution:</text:p>
      <text:p text:style-name="P59"/>
      <text:p text:style-name="P59">#include &lt;bits/stdc++.h&gt;</text:p>
      <text:p text:style-name="P59">using namespace std;</text:p>
      <text:p text:style-name="P59"/>
      <text:p text:style-name="P59">int sum_of_digit(int n)</text:p>
      <text:p text:style-name="P59">{</text:p>
      <text:p text:style-name="P59"><text:tab/>if (n == 0)</text:p>
      <text:p text:style-name="P59"><text:tab/>return 0;</text:p>
      <text:p text:style-name="P59"><text:tab/>return (n % 10 + sum_of_digit(n / 10));</text:p>
      <text:p text:style-name="P59">}</text:p>
      <text:p text:style-name="P59"/>
      <text:p text:style-name="P59">int main() <text:s/>{</text:p>
      <text:p text:style-name="P59"><text:tab/>int num,<text:span text:style-name="T27">result;</text:span></text:p>
      <text:p text:style-name="P63"><text:s text:c="10"/>cin&gt;&gt;num;</text:p>
      <text:p text:style-name="P59"><text:tab/>result = sum_of_digit(num);</text:p>
      <text:p text:style-name="P59"><text:tab/>cout &lt;&lt; result;</text:p>
      <text:p text:style-name="P59"><text:tab/>return 0; <text:s text:c="2"/>}</text:p>
      <text:p text:style-name="P59"/>
      <text:p text:style-name="P59"/>
      <text:p text:style-name="P59"/>
      <text:p text:style-name="P59"><text:soft-page-break/></text:p>
      <text:p text:style-name="P70"><text:span text:style-name="T18">Problem</text:span><text:span text:style-name="T19"> </text:span><text:span text:style-name="T21">4: String Matching </text:span></text:p>
      <text:p text:style-name="P35"/>
      <text:p text:style-name="P52">Rashu got a task to match the characters inside the string. She got two different string as input and verify that if both have same length then the first three characters of both the strings are same or not. If same then print ‘Yes’ else print ‘No’. </text:p>
      <text:p text:style-name="P35"/>
      <text:p text:style-name="P35">Input format:</text:p>
      <text:p text:style-name="P11"><text:span text:style-name="T4">Enter </text:span><text:span text:style-name="T10">two different strings of length ‘n’ </text:span><text:span text:style-name="T11">separated by spaces</text:span><text:span text:style-name="T10">.</text:span></text:p>
      <text:p text:style-name="P35"/>
      <text:p text:style-name="P35">Constraint </text:p>
      <text:p text:style-name="P42">1&lt;= n &lt;= <text:span text:style-name="T27">20</text:span></text:p>
      <text:p text:style-name="P35"/>
      <text:p text:style-name="P35">Output format</text:p>
      <text:p text:style-name="P23"><text:span text:style-name="T4">Print ‘</text:span><text:span text:style-name="T10">Yes’ or ‘No’</text:span></text:p>
      <text:p text:style-name="P23"><text:span text:style-name="T9"/></text:p>
      <text:p text:style-name="P19"><text:span text:style-name="T3">Sample Input:</text:span></text:p>
      <text:p text:style-name="P52">aryan ary@@</text:p>
      <text:p text:style-name="P19"><text:span text:style-name="T3"/></text:p>
      <text:p text:style-name="P19"><text:span text:style-name="T3">Sample Output:</text:span></text:p>
      <text:p text:style-name="P24"><text:span text:style-name="T3">Yes</text:span></text:p>
      <text:p text:style-name="P35"/>
      <text:p text:style-name="P66">Test Cases : {<text:span text:style-name="T27">arjun, arjan</text:span>: <text:span text:style-name="T27">Yes</text:span>}, {<text:span text:style-name="T27">aryan,arjan</text:span>, <text:span text:style-name="T27">No</text:span>}, {<text:span text:style-name="T27">aryan</text:span>,<text:span text:style-name="T27">aryana: No</text:span>}</text:p>
      <text:p text:style-name="P66"/>
      <text:p text:style-name="P66">Solution:</text:p>
      <text:p text:style-name="P60"/>
      <text:p text:style-name="P60">#include &lt;bits/stdc++.h&gt;</text:p>
      <text:p text:style-name="P60">using namespace std;</text:p>
      <text:p text:style-name="P60"/>
      <text:p text:style-name="P60">int main(){</text:p>
      <text:p text:style-name="P60"><text:s text:c="4"/>string str1,str2,len1,len2,i,k=0;</text:p>
      <text:p text:style-name="P60"><text:s text:c="4"/>cin&gt;&gt;str1;</text:p>
      <text:p text:style-name="P60"><text:s text:c="4"/>cin&gt;&gt;str2;</text:p>
      <text:p text:style-name="P60"><text:s text:c="4"/>len1=str1.length();</text:p>
      <text:p text:style-name="P60"><text:s text:c="4"/>len2=str2.length();</text:p>
      <text:p text:style-name="P60"><text:s text:c="4"/>if(len1==len2){</text:p>
      <text:p text:style-name="P60"><text:s text:c="8"/>for(i=0;i&lt;3;i++){</text:p>
      <text:p text:style-name="P60"><text:s text:c="9"/>if(str1[i]==str2[i]) k++; <text:s text:c="2"/><text:span text:style-name="T29">}</text:span> <text:s text:c="2"/>}</text:p>
      <text:p text:style-name="P60"><text:s text:c="4"/>if(k==3) cout&lt;&lt;"Yes";</text:p>
      <text:p text:style-name="P60"><text:s text:c="4"/>else cout&lt;&lt;"No";</text:p>
      <text:p text:style-name="P60"><text:s text:c="4"/>return 0; <text:s/><text:span text:style-name="T28">}</text:span></text:p>
      <text:p text:style-name="P60"/>
      <text:p text:style-name="P60"/>
      <text:p text:style-name="P60"/>
      <text:p text:style-name="P71"><text:soft-page-break/><text:span text:style-name="T18"/></text:p>
      <text:p text:style-name="P71"><text:span text:style-name="T18">Problem</text:span><text:span text:style-name="T19"> </text:span><text:span text:style-name="T22">5: KIET_Gold price</text:span></text:p>
      <text:p text:style-name="P36"/>
      <text:p text:style-name="P53">Raju bought 10 gram of gold and the price of gold will increase as the stock market gets down. If stock market gets down by 1% it will increase the gold price by 4%. of the buying price. If the buying price is ‘k’ and the market gets down by ‘p’ percent some day. Find out the gold price of that day.</text:p>
      <text:p text:style-name="P36"/>
      <text:p text:style-name="P36">Input format:</text:p>
      <text:p text:style-name="P12"><text:span text:style-name="T4">Enter </text:span><text:span text:style-name="T12">buying price &amp; percentage decrese in stock price.</text:span></text:p>
      <text:p text:style-name="P36"/>
      <text:p text:style-name="P36">Constraint </text:p>
      <text:p text:style-name="P43">1&lt;= <text:span text:style-name="T30">k </text:span>&lt;= <text:span text:style-name="T27">20</text:span><text:span text:style-name="T30">000</text:span></text:p>
      <text:p text:style-name="P44">1&lt;= <text:span text:style-name="T30">p </text:span>&lt;= <text:span text:style-name="T30">100</text:span></text:p>
      <text:p text:style-name="P36"/>
      <text:p text:style-name="P36">Output format</text:p>
      <text:p text:style-name="P25"><text:span text:style-name="T4">Print </text:span><text:span text:style-name="T12">the gold price</text:span></text:p>
      <text:p text:style-name="P25"><text:span text:style-name="T9"/></text:p>
      <text:p text:style-name="P20"><text:span text:style-name="T3">Sample Input:</text:span></text:p>
      <text:p text:style-name="P54">10000 <text:s/></text:p>
      <text:p text:style-name="P54">4</text:p>
      <text:p text:style-name="P20"><text:span text:style-name="T3"/></text:p>
      <text:p text:style-name="P20"><text:span text:style-name="T3">Sample Output:</text:span></text:p>
      <text:p text:style-name="P26"><text:span text:style-name="T3">11600</text:span></text:p>
      <text:p text:style-name="P49"><text:span text:style-name="T31">Test Cases : {</text:span><text:span text:style-name="T32">10000,4 : 11600</text:span><text:span text:style-name="T31">}, {</text:span><text:span text:style-name="T32">20000, 5: 24000</text:span><text:span text:style-name="T31">}, {</text:span><text:span text:style-name="T32">100, 2:108</text:span><text:span text:style-name="T31">}</text:span></text:p>
      <text:p text:style-name="P67"/>
      <text:p text:style-name="P67">Solution:</text:p>
      <text:p text:style-name="P60"/>
      <text:p text:style-name="P60">#include &lt;bits/stdc++.h&gt;</text:p>
      <text:p text:style-name="P60">using namespace std;</text:p>
      <text:p text:style-name="P60"/>
      <text:p text:style-name="P60">int main(){</text:p>
      <text:p text:style-name="P60"><text:s text:c="4"/>int buy_price,loss; float profit;</text:p>
      <text:p text:style-name="P60"><text:s text:c="4"/>cin&gt;&gt;buy_price;</text:p>
      <text:p text:style-name="P60"><text:s text:c="4"/>cin&gt;&gt;loss;</text:p>
      <text:p text:style-name="P60"><text:s text:c="4"/>profit=(1+(loss*4*0.01));</text:p>
      <text:p text:style-name="P60"><text:s text:c="4"/>cout&lt;&lt;(buy_price*profit);</text:p>
      <text:p text:style-name="P60"><text:s text:c="4"/>return 0; <text:s/>}</text:p>
      <text:p text:style-name="P60"/>
      <text:p text:style-name="P60"/>
      <text:p text:style-name="P60"/>
      <text:p text:style-name="P60"/>
      <text:p text:style-name="P60"/>
      <text:p text:style-name="P60"/>
      <text:p text:style-name="P60"/>
      <text:p text:style-name="P60"><text:soft-page-break/></text:p>
      <text:p text:style-name="P72"><text:span text:style-name="T18">Proble</text:span><text:span text:style-name="T23">m 6: </text:span><text:span text:style-name="T24">Series Sum - I</text:span></text:p>
      <text:p text:style-name="P72"><text:span text:style-name="T24"/></text:p>
      <text:p text:style-name="P73"><text:span text:style-name="T17">Verify the series and print the output.</text:span></text:p>
      <text:p text:style-name="P73"><text:span text:style-name="T17">1 + 2 + 3 + 4 + 5 + 6 = <text:s/>44</text:span></text:p>
      <text:p text:style-name="P73"><text:span text:style-name="T17">2 + 6 + 9 + 5 + 8 + 1 = <text:s/>65</text:span></text:p>
      <text:p text:style-name="P55">9 + 4 + 2 + 3 + 5 + 7 = ?</text:p>
      <text:p text:style-name="P37"/>
      <text:p text:style-name="P37">Input format:</text:p>
      <text:p text:style-name="P13"><text:span text:style-name="T4">Enter</text:span><text:span text:style-name="T12"> </text:span><text:span text:style-name="T13">6 different elements</text:span></text:p>
      <text:p text:style-name="P37"/>
      <text:p text:style-name="P37">Constraint </text:p>
      <text:p text:style-name="P55">Number can lie between (1,20).</text:p>
      <text:p text:style-name="P37"/>
      <text:p text:style-name="P37">Output format</text:p>
      <text:p text:style-name="P27"><text:span text:style-name="T4">Print </text:span><text:span text:style-name="T12">the </text:span><text:span text:style-name="T13">desired sum.</text:span></text:p>
      <text:p text:style-name="P27"><text:span text:style-name="T9"/></text:p>
      <text:p text:style-name="P21"><text:span text:style-name="T3">Sample Input:</text:span></text:p>
      <text:p text:style-name="P55">1 2 3 4 5 6</text:p>
      <text:p text:style-name="P21"><text:span text:style-name="T3"/></text:p>
      <text:p text:style-name="P21"><text:span text:style-name="T3">Sample Output:</text:span></text:p>
      <text:p text:style-name="P28"><text:span text:style-name="T3">44</text:span></text:p>
      <text:p text:style-name="P50"><text:span text:style-name="T31"/></text:p>
      <text:p text:style-name="P55"><text:span text:style-name="T31">Test case :{9 + 4 + 2 + 3 + 5 + 7 = 77}</text:span></text:p>
      <text:p text:style-name="P68"/>
      <text:p text:style-name="P68">Solution:</text:p>
      <text:p text:style-name="P61"/>
      <text:p text:style-name="P61">#include &lt;bits/stdc++.h&gt;</text:p>
      <text:p text:style-name="P61">using namespace std;</text:p>
      <text:p text:style-name="P61"/>
      <text:p text:style-name="P61">int main(){</text:p>
      <text:p text:style-name="P61"><text:s text:c="4"/>int array[6],i,sum=0;</text:p>
      <text:p text:style-name="P61"><text:s text:c="4"/>for(i=0;i&lt;6;i++){</text:p>
      <text:p text:style-name="P61"><text:s text:c="8"/>cin&gt;&gt;array[i]; }</text:p>
      <text:p text:style-name="P61"><text:s text:c="8"/></text:p>
      <text:p text:style-name="P61"><text:s text:c="8"/>for(i=0;i&lt;6;i++){</text:p>
      <text:p text:style-name="P61"><text:s text:c="8"/>sum+= array[i]*array[i+1]; i++; }</text:p>
      <text:p text:style-name="P61"><text:s text:c="8"/></text:p>
      <text:p text:style-name="P61"><text:s text:c="8"/>cout&lt;&lt;sum;</text:p>
      <text:p text:style-name="P61"><text:s text:c="6"/>return 0; }</text:p>
      <text:p text:style-name="P61"/>
      <text:p text:style-name="P61"/>
      <text:p text:style-name="P61"/>
      <text:p text:style-name="P61"/>
      <text:p text:style-name="P61"/>
      <text:p text:style-name="P61"><text:soft-page-break/></text:p>
      <text:p text:style-name="P75"><text:span text:style-name="T18">Proble</text:span><text:span text:style-name="T23">m </text:span><text:span text:style-name="T25">7</text:span><text:span text:style-name="T23">: </text:span><text:span text:style-name="T24">Series Sum - I</text:span><text:span text:style-name="T25">I</text:span></text:p>
      <text:p text:style-name="P75"><text:span text:style-name="T24"/></text:p>
      <text:p text:style-name="P74"><text:span text:style-name="T17">Verify the series and print the output.</text:span></text:p>
      <text:p text:style-name="P74"><text:span text:style-name="T17">1 + 2 + 3 + 4 + 5 + 6 = <text:s/></text:span><text:span text:style-name="T25">9</text:span></text:p>
      <text:p text:style-name="P74"><text:span text:style-name="T17">2 + 6 + 9 + 5 + 8 + 1 = <text:s/></text:span><text:span text:style-name="T25">15</text:span></text:p>
      <text:p text:style-name="P56">9 + 4 + 2 + 3 + 5 + 7 = ?</text:p>
      <text:p text:style-name="P38"/>
      <text:p text:style-name="P38">Input format:</text:p>
      <text:p text:style-name="P14"><text:span text:style-name="T4">Enter</text:span><text:span text:style-name="T12"> </text:span><text:span text:style-name="T13">6 different elements</text:span></text:p>
      <text:p text:style-name="P38"/>
      <text:p text:style-name="P38">Constraint </text:p>
      <text:p text:style-name="P56">Number can lie between (1,20).</text:p>
      <text:p text:style-name="P38"/>
      <text:p text:style-name="P38">Output format</text:p>
      <text:p text:style-name="P29"><text:span text:style-name="T4">Print </text:span><text:span text:style-name="T12">the </text:span><text:span text:style-name="T13">desired sum.</text:span></text:p>
      <text:p text:style-name="P29"><text:span text:style-name="T9"/></text:p>
      <text:p text:style-name="P22"><text:span text:style-name="T3">Sample Input:</text:span></text:p>
      <text:p text:style-name="P56">1 2 3 4 5 6</text:p>
      <text:p text:style-name="P22"><text:span text:style-name="T3"/></text:p>
      <text:p text:style-name="P22"><text:span text:style-name="T3">Sample Output:</text:span></text:p>
      <text:p text:style-name="P30"><text:span text:style-name="T3">9</text:span></text:p>
      <text:p text:style-name="P51"><text:span text:style-name="T31"/></text:p>
      <text:p text:style-name="P56"><text:span text:style-name="T31">Test case :{9 + 4 + 2 + 3 + 5 + 7 = </text:span><text:span text:style-name="T33">24</text:span><text:span text:style-name="T31">}</text:span></text:p>
      <text:p text:style-name="P69"/>
      <text:p text:style-name="P69">Solution:</text:p>
      <text:p text:style-name="P62"/>
      <text:p text:style-name="P62">#include &lt;bits/stdc++.h&gt;</text:p>
      <text:p text:style-name="P62">using namespace std;</text:p>
      <text:p text:style-name="P62"/>
      <text:p text:style-name="P62">int main(){</text:p>
      <text:p text:style-name="P62"><text:s text:c="4"/>int array[6],i,sum=0;</text:p>
      <text:p text:style-name="P62"><text:s text:c="4"/>for(i=0;i&lt;6;i++){</text:p>
      <text:p text:style-name="P62"><text:s text:c="8"/>cin&gt;&gt;array[i]; }</text:p>
      <text:p text:style-name="P62"><text:s text:c="8"/></text:p>
      <text:p text:style-name="P62"><text:s text:c="8"/>for(i=0;i&lt;6;i++){</text:p>
      <text:p text:style-name="P62"><text:s text:c="10"/>if((array[i]%2)!=0) sum+=array[i]; <text:s text:c="7"/>}</text:p>
      <text:p text:style-name="P62"><text:s text:c="8"/></text:p>
      <text:p text:style-name="P62"><text:s text:c="8"/>cout&lt;&lt;sum;</text:p>
      <text:p text:style-name="P62"><text:s text:c="6"/>return 0;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0:20:01.314946389</meta:creation-date>
    <dc:date>2021-05-08T14:23:10.765150648</dc:date>
    <meta:editing-duration>PT1H40M44S</meta:editing-duration>
    <meta:editing-cycles>13</meta:editing-cycles>
    <meta:generator>LibreOffice/6.4.7.2$Linux_X86_64 LibreOffice_project/40$Build-2</meta:generator>
    <meta:document-statistic meta:table-count="0" meta:image-count="0" meta:object-count="0" meta:page-count="7" meta:paragraph-count="204" meta:word-count="786" meta:character-count="4744" meta:non-whitespace-character-count="3739"/>
  </office:meta>
</office:document-meta>
</file>